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16.2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10.7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12.6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11.079cm"/>
    </style:style>
    <style:style style:name="gr7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ashed" draw:textarea-horizontal-align="center" draw:textarea-vertical-align="middl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Fine_20_Dashe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1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6.046cm"/>
    </style:style>
    <style:style style:name="gr16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75cm"/>
    </style:style>
    <style:style style:name="gr18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family="CuprumFFU" style:font-pitch="variable" fo:font-size="23.7999992370605pt"/>
    </style:style>
    <style:style style:name="P4" style:family="paragraph">
      <style:text-properties fo:font-family="CuprumFFU" style:font-pitch="variable"/>
    </style:style>
    <style:style style:name="P5" style:family="paragraph">
      <style:text-properties fo:font-family="CuprumFFU" style:font-pitch="variable" fo:font-style="normal" style:font-style-asian="normal" style:font-style-complex="normal"/>
    </style:style>
    <style:style style:name="P6" style:family="paragraph">
      <style:text-properties fo:color="#000080" fo:font-family="CuprumFFU" style:font-pitch="variable" fo:font-size="18pt" style:font-size-asian="18pt" style:font-size-complex="18pt"/>
    </style:style>
    <style:style style:name="P7" style:family="paragraph">
      <style:text-properties fo:color="#000080" fo:font-family="CuprumFFU" style:font-pitch="variable"/>
    </style:style>
    <style:style style:name="P8" style:family="paragraph">
      <style:text-properties fo:color="#00008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CuprumFFU" style:font-pitch="variable" fo:font-size="18pt" style:font-size-asian="18pt" style:font-size-complex="18pt"/>
    </style:style>
    <style:style style:name="T3" style:family="text">
      <style:text-properties fo:font-family="CuprumFFU" style:font-pitch="variable"/>
    </style:style>
    <style:style style:name="T4" style:family="text">
      <style:text-properties fo:font-family="CuprumFFU" style:font-pitch="variable"/>
    </style:style>
    <style:style style:name="T5" style:family="text">
      <style:text-properties fo:font-family="CuprumFFU" style:font-pitch="variable" fo:font-style="normal" style:font-style-asian="normal" style:font-style-complex="normal"/>
    </style:style>
    <style:style style:name="T6" style:family="text">
      <style:text-properties fo:color="#000080" fo:font-family="CuprumFFU" style:font-pitch="variable" fo:font-size="18pt" style:font-size-asian="18pt" style:font-size-complex="18pt"/>
    </style:style>
    <style:style style:name="T7" style:family="text">
      <style:text-properties fo:color="#000080" fo:font-family="CuprumFFU" style:font-pitch="variable"/>
    </style:style>
    <style:style style:name="T8" style:family="text">
      <style:text-properties fo:color="#000080" fo:font-family="CuprumFFU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custom-shape draw:style-name="gr1" draw:text-style-name="P1" draw:layer="layout" svg:width="11.625cm" svg:height="5.18cm" svg:x="18.29cm" svg:y="22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625cm" svg:height="2.773cm" svg:x="18.28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625cm" svg:height="2.773cm" svg:x="18.288cm" svg:y="8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619cm" svg:height="1.36cm" svg:x="18.288cm" svg:y="3.534cm">
          <text:p text:style-name="P1"><text:span text:style-name="T1">void * (uint64_t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25cm" svg:height="1.091cm" svg:x="8.407cm" svg:y="3.673cm">
          <draw:text-box>
            <text:p><text:span text:style-name="T2">previousBasePersistentMemoryAddress</text:span></text:p>
          </draw:text-box>
        </draw:frame>
        <draw:custom-shape draw:style-name="gr2" draw:text-style-name="P2" draw:layer="layout" svg:width="11.619cm" svg:height="1.36cm" svg:x="18.288cm" svg:y="4.896cm">
          <text:p text:style-name="P1"><text:span text:style-name="T1">unsigned long (int32_t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375cm" svg:height="1.166cm" svg:x="8.407cm" svg:y="4.942cm">
          <draw:text-box>
            <text:p><text:span text:style-name="T2">previousMemoryPageSizeAddress</text:span></text:p>
          </draw:text-box>
        </draw:frame>
        <draw:custom-shape draw:style-name="gr2" draw:text-style-name="P2" draw:layer="layout" svg:width="11.619cm" svg:height="1.36cm" svg:x="18.288cm" svg:y="6.256cm">
          <text:p text:style-name="P1"><text:span text:style-name="T1">int (int32_t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9.308cm" svg:height="1.166cm" svg:x="8.349cm" svg:y="6.311cm">
          <draw:text-box>
            <text:p><text:span text:style-name="T2">mappingTableMaxSizeAddress</text:span></text:p>
          </draw:text-box>
        </draw:frame>
        <draw:custom-shape draw:style-name="gr2" draw:text-style-name="P2" draw:layer="layout" svg:width="11.619cm" svg:height="1.36cm" svg:x="18.288cm" svg:y="7.617cm">
          <text:p text:style-name="P1"><text:span text:style-name="T1">Link * (uint64_t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213cm" svg:height="1.166cm" svg:x="8.319cm" svg:y="7.63cm">
          <draw:text-box>
            <text:p><text:span text:style-name="T2">mappingTableDataAddress</text:span></text:p>
          </draw:text-box>
        </draw:frame>
        <draw:custom-shape draw:style-name="gr7" draw:text-style-name="P1" draw:layer="layout" svg:width="11.619cm" svg:height="1.375cm" svg:x="18.288cm" svg:y="11.75cm">
          <text:p text:style-name="P1">long long (uint64_t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619cm" svg:height="1.375cm" svg:x="18.288cm" svg:y="13.125cm">
          <text:p text:style-name="P1">long long (uint64_t)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564cm" svg:height="0.966cm" svg:x="11.305cm" svg:y="11.953cm">
          <draw:text-box>
            <text:p><text:span text:style-name="T3">linksTableMaxSizeAddress</text:span></text:p>
          </draw:text-box>
        </draw:frame>
        <draw:frame draw:style-name="gr8" draw:text-style-name="P4" draw:layer="layout" svg:width="5.586cm" svg:height="0.966cm" svg:x="11.282cm" svg:y="13.163cm">
          <draw:text-box>
            <text:p><text:span text:style-name="T3">linksTableSizeAddress</text:span></text:p>
          </draw:text-box>
        </draw:frame>
        <draw:frame draw:style-name="gr8" draw:text-style-name="P4" draw:layer="layout" svg:width="9.447cm" svg:height="1.681cm" svg:x="31.053cm" svg:y="3.534cm">
          <draw:text-box>
            <text:p><text:span text:style-name="T3">Сервисный блок, размер =</text:span></text:p>
            <text:p><text:span text:style-name="T3"><text:s text:c="2"/></text:span><text:span text:style-name="T3">serviceBlockSizeInBytes (2xPageSize)</text:span></text:p>
          </draw:text-box>
        </draw:frame>
        <draw:line draw:style-name="gr9" draw:text-style-name="P1" draw:layer="layout" svg:x1="29.907cm" svg:y1="3.534cm" svg:x2="30.782cm" svg:y2="3.5cm">
          <text:p/>
        </draw:line>
        <draw:line draw:style-name="gr10" draw:text-style-name="P1" draw:layer="layout" svg:x1="30.782cm" svg:y1="3.5cm" svg:x2="30.782cm" svg:y2="11.75cm">
          <text:p/>
        </draw:line>
        <draw:line draw:style-name="gr9" draw:text-style-name="P1" draw:layer="layout" svg:x1="29.913cm" svg:y1="11.75cm" svg:x2="30.782cm" svg:y2="11.75cm">
          <text:p/>
        </draw:line>
        <draw:line draw:style-name="gr9" draw:text-style-name="P1" draw:layer="layout" svg:x1="30.782cm" svg:y1="11.75cm" svg:x2="32.532cm" svg:y2="11.75cm">
          <text:p/>
        </draw:line>
        <draw:line draw:style-name="gr10" draw:text-style-name="P1" draw:layer="layout" svg:x1="32.282cm" svg:y1="11.75cm" svg:x2="32.282cm" svg:y2="17.25cm">
          <text:p/>
        </draw:line>
        <draw:line draw:style-name="gr11" draw:text-style-name="P1" draw:layer="layout" svg:x1="29.914cm" svg:y1="17.273cm" svg:x2="32.782cm" svg:y2="17.273cm">
          <text:p/>
        </draw:line>
        <draw:line draw:style-name="gr9" draw:text-style-name="P1" draw:layer="layout" svg:x1="32.532cm" svg:y1="11.75cm" svg:x2="39.657cm" svg:y2="11.75cm">
          <text:p/>
        </draw:line>
        <draw:line draw:style-name="gr12" draw:text-style-name="P1" draw:layer="layout" svg:x1="39.282cm" svg:y1="11.75cm" svg:x2="39.282cm" svg:y2="28cm">
          <text:p/>
        </draw:line>
        <draw:custom-shape draw:style-name="gr13" draw:text-style-name="P1" draw:layer="layout" svg:width="11.625cm" svg:height="2.773cm" svg:x="18.289cm" svg:y="17.273cm">
          <text:p text:style-name="P1">Lin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1.625cm" svg:height="2.773cm" svg:x="18.29cm" svg:y="20.047cm">
          <text:p text:style-name="P1">Lin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9.914cm" svg:y1="28cm" svg:x2="39.532cm" svg:y2="28cm">
          <text:p/>
        </draw:line>
        <draw:frame draw:style-name="gr8" draw:text-style-name="P4" draw:layer="layout" svg:width="7.144cm" svg:height="0.966cm" svg:x="10.657cm" svg:y="17.75cm">
          <draw:text-box>
            <text:p><text:span text:style-name="T3">linksTableUnusedLinkMarker</text:span></text:p>
          </draw:text-box>
        </draw:frame>
        <draw:frame draw:style-name="gr8" draw:text-style-name="P4" draw:layer="layout" svg:width="5.73cm" svg:height="0.966cm" svg:x="11.927cm" svg:y="20.76cm">
          <draw:text-box>
            <text:p><text:span text:style-name="T3">linksTableDataAddress</text:span></text:p>
          </draw:text-box>
        </draw:frame>
        <draw:frame draw:style-name="gr14" draw:text-style-name="P4" draw:layer="layout" svg:width="5cm" svg:height="0.966cm" svg:x="32.531cm" svg:y="14.174cm">
          <draw:text-box>
            <text:p><text:span text:style-name="T3">+sizeof(Link)</text:span></text:p>
          </draw:text-box>
        </draw:frame>
        <draw:frame draw:style-name="gr15" draw:text-style-name="P4" draw:layer="layout" svg:width="7.915cm" svg:height="0.966cm" svg:x="30.46cm" svg:y="21.034cm">
          <draw:text-box>
            <text:p><text:span text:style-name="T4">baseLinksTableBlockSizeInBytes</text:span></text:p>
          </draw:text-box>
        </draw:frame>
        <draw:line draw:style-name="gr9" draw:text-style-name="P1" draw:layer="layout" svg:x1="37.782cm" svg:y1="20.958cm" svg:x2="39.282cm" svg:y2="19.458cm">
          <text:p/>
        </draw:line>
        <draw:frame draw:style-name="gr8" draw:text-style-name="P5" draw:layer="layout" svg:width="23.286cm" svg:height="0.966cm" svg:x="1.922cm" svg:y="1.091cm">
          <draw:text-box>
            <text:p><text:span text:style-name="T5">Структура mmaped-памяти, PersistentMemoryManager.c (старый+новый вариант именования)</text:span></text:p>
          </draw:text-box>
        </draw:frame>
        <draw:frame draw:style-name="gr16" draw:text-style-name="P6" draw:layer="layout" svg:width="5.823cm" svg:height="0.966cm" svg:x="3.459cm" svg:y="12cm">
          <draw:text-box>
            <text:p><text:span text:style-name="T6">pointerToLinksMaxSize</text:span></text:p>
          </draw:text-box>
        </draw:frame>
        <draw:frame draw:style-name="gr16" draw:text-style-name="P7" draw:layer="layout" svg:width="4.845cm" svg:height="0.966cm" svg:x="3.432cm" svg:y="13.173cm">
          <draw:text-box>
            <text:p><text:span text:style-name="T7">pointerToLinksSize</text:span></text:p>
          </draw:text-box>
        </draw:frame>
        <draw:frame draw:style-name="gr16" draw:text-style-name="P7" draw:layer="layout" svg:width="3.918cm" svg:height="0.966cm" svg:x="3.433cm" svg:y="18.746cm">
          <draw:text-box>
            <text:p><text:span text:style-name="T7">pointerToLinks</text:span></text:p>
          </draw:text-box>
        </draw:frame>
        <draw:frame draw:style-name="gr16" draw:text-style-name="P7" draw:layer="layout" svg:width="5.138cm" svg:height="0.966cm" svg:x="3.433cm" svg:y="17.784cm">
          <draw:text-box>
            <text:p><text:span text:style-name="T7">pointerToMarker ==</text:span></text:p>
          </draw:text-box>
        </draw:frame>
        <draw:frame draw:style-name="gr16" draw:text-style-name="P6" draw:layer="layout" svg:width="6.928cm" svg:height="0.966cm" svg:x="1.253cm" svg:y="6.284cm">
          <draw:text-box>
            <text:p><text:span text:style-name="T6">pointerToBaseLinksMaxSize</text:span></text:p>
          </draw:text-box>
        </draw:frame>
        <draw:frame draw:style-name="gr16" draw:text-style-name="P6" draw:layer="layout" svg:width="7.258cm" svg:height="0.966cm" svg:x="1cm" svg:y="7.63cm">
          <draw:text-box>
            <text:p><text:span text:style-name="T6">pointerToPointerToBaseLinks</text:span></text:p>
          </draw:text-box>
        </draw:frame>
        <draw:frame draw:style-name="gr17" draw:text-style-name="P4" draw:layer="layout" svg:width="8.296cm" svg:height="2.396cm" svg:x="32.329cm" svg:y="8.68cm">
          <draw:text-box>
            <text:p><text:span text:style-name="T3">storageFileMinSizeInBytes = </text:span><text:span text:style-name="T3"><text:line-break/></text:span><text:span text:style-name="T3"> <text:s/>serviceBlockSizeInBytes + </text:span><text:span text:style-name="T3"><text:line-break/></text:span><text:span text:style-name="T3"> <text:s/>baseLinksTableBlockSizeInBytes</text:span></text:p>
          </draw:text-box>
        </draw:frame>
        <draw:frame draw:style-name="gr15" draw:text-style-name="P7" draw:layer="layout" svg:width="6.546cm" svg:height="0.966cm" svg:x="30.461cm" svg:y="22.159cm">
          <draw:text-box>
            <text:p text:style-name="P8"><text:span text:style-name="T8">baseBlockSizeInBytes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363cm" svg:x="1cm" svg:y="3.091cm" draw:page-number="1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Обычный" style:page-layout-name="PM1" draw:style-name="Mdp1">
      <draw:frame presentation:style-name="Обычный-title" draw:layer="backgroundobjects" svg:width="35.999cm" svg:height="4.625cm" svg:x="2.999cm" svg:y="2.103cm" presentation:class="title" presentation:placeholder="true">
        <draw:text-box/>
      </draw:frame>
      <draw:frame presentation:style-name="Обычный-outline1" draw:layer="backgroundobjects" svg:width="35.999cm" svg:height="18.282cm" svg:x="2.999cm" svg:y="7.481cm" presentation:class="outline" presentation:placeholder="true">
        <draw:text-box/>
      </draw:frame>
      <draw:frame presentation:style-name="Mpr1" draw:text-style-name="MP1" draw:layer="backgroundobjects" svg:width="9.319cm" svg:height="1.91cm" svg:x="2.999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1.91cm" svg:x="14.679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9cm" svg:height="1.91cm" svg:x="29.679cm" svg:y="26.234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2-22T23:57:10</meta:creation-date>
    <meta:editing-duration>PT02H22M13S</meta:editing-duration>
    <meta:editing-cycles>36</meta:editing-cycles>
    <dc:date>2012-02-23T22:14:05</dc:date>
    <meta:generator>OpenOffice.org/3.2$Unix OpenOffice.org_project/320m19$Build-9505</meta:generator>
    <meta:document-statistic meta:object-count="64"/>
  </office:meta>
</office:document-meta>
</file>